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37010"/>
    </style:style>
    <style:style style:name="P2" style:family="paragraph" style:parent-style-name="Standard">
      <style:text-properties fo:language="de" fo:country="DE"/>
    </style:style>
    <style:style style:name="P3" style:family="paragraph" style:parent-style-name="Standard">
      <style:text-properties fo:language="de" fo:country="DE" officeooo:rsid="00237010"/>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499cm" loext:contextual-spacing="false"/>
      <style:text-properties fo:language="de" fo:country="DE"/>
    </style:style>
    <style:style style:name="T1" style:family="text">
      <style:text-properties fo:language="de" fo:country="DE"/>
    </style:style>
    <style:style style:name="T2" style:family="text">
      <style:text-properties officeooo:rsid="003bf9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hrefs research: costs 97$/month</text:p>
      <text:p text:style-name="P5">Or do as Fiverr research, because we need to do it 1 time</text:p>
      <text:p text:style-name="P5">2. Kind of people we look for: 1 people who want already to buy something. People who have a problem and searching for a solution.</text:p>
      <text:p text:style-name="P2">=&gt; 1. Search for: "how to" at least 300 times a month</text:p>
      <text:p text:style-name="P2">-SERP Features: exclude top ads and bottom Ads</text:p>
      <text:p text:style-name="P5">More features: cost per click: 0.40$</text:p>
      <text:p text:style-name="P2">- Search for good points: not "how to make screenshot Mac" because they will find out in 2 seconds. </text:p>
      <text:p text:style-name="P5">A bit better: how to get rid of gnats. But costs much for running ads and people don't spend that much money on these products, maybe 10-15$ for a spray or something like that.</text:p>
      <text:p text:style-name="P5">Better: how to sharp a knight: running costs fast 0. 800 Leute suchen es im Monat.</text:p>
      <text:p text:style-name="P5">=&gt; 2. Search for: Best for (also remove top ad and bottom ad)</text:p>
      <text:p text:style-name="P5">More features: cost per click: 0.30$ (also man kann 0.3 auch 0.4 ausprobieren)</text:p>
      <text:p text:style-name="P2">Best Parfum for women</text:p>
      <text:p text:style-name="P5">Best sewing machine ...</text:p>
      <text:p text:style-name="P2">As result:</text:p>
      <text:p text:style-name="P2">Best sewing machine for beginners</text:p>
      <text:p text:style-name="P2">Best potty for potty training </text:p>
      <text:p text:style-name="P2">How to crochet</text:p>
      <text:p text:style-name="P5">How to sharpen a pocket knife</text:p>
      <text:p text:style-name="P2">=&gt; Find a course that has a affiliate program: </text:p>
      <text:p text:style-name="P2">Google: crochet course</text:p>
      <text:p text:style-name="P5">=&gt; JOIN Skillshare affiliate program (where the course is listed)</text:p>
      <text:p text:style-name="P5">=&gt; Create a landing page which will directing the people to the Skillshare website</text:p>
      <text:p text:style-name="P2">2. Types of landing pages. </text:p>
      <text:p text:style-name="P2">-One for "Best.." and one for "how to.."</text:p>
      <text:p text:style-name="P2">Create list of best microphones with Links in eBay and amazon</text:p>
      <text:p text:style-name="P2">-second a page like wikiHow where they showing with pictures how to crochet. You link at the top the course for crochet</text:p>
      <text:p text:style-name="P2">=&gt; Best pages works best:</text:p>
      <text:p text:style-name="P4"><text:span text:style-name="T1">Look: </text:span><text:a xlink:type="simple" xlink:href="http://spencertest.com/" text:style-name="Internet_20_link" text:visited-style-name="Visited_20_Internet_20_Link">spencertest.com</text:a><text:span text:style-name="T1"> best vocal microphones</text:span></text:p>
      <text:p text:style-name="P2">----</text:p>
      <text:p text:style-name="P2">Now create are which will lead to the page</text:p>
      <text:p text:style-name="Standard"><text:span text:style-name="T1">=&gt; </text:span><text:a xlink:type="simple" xlink:href="http://Ads.google.com/" text:style-name="Internet_20_link" text:visited-style-name="Visited_20_Internet_20_Link">Ads.google.com</text:a></text:p>
      <text:p text:style-name="P5">=&gt; Google will give you free coupons when you first register</text:p>
      <text:p text:style-name="P2">-&gt; new campaign -&gt; traffic -&gt; Search: post link of landing page</text:p>
      <text:p text:style-name="P5">Campaign name: best mic (test)</text:p>
      <text:p text:style-name="P2"><text:soft-page-break/>Budget: Testing phase 10$ pro Tag</text:p>
      <text:p text:style-name="P2">Bidding: clicks</text:p>
      <text:p text:style-name="P2">Setze Haken bei: set a maximum cost per click bid limit: 0.2$ (if it's Amazon, if it's courses where you get 7$ etc. You can go to 0.3 or 0.4, or if you getting 20,30, 50$ , you can if course increase the amount you want to spend </text:p>
      <text:p text:style-name="P5">=&gt; That means, if it costs mir then 20 cents, then I don't want to show it up</text:p>
      <text:p text:style-name="P2">Campaign settings:</text:p>
      <text:p text:style-name="P2">Search network: yes?</text:p>
      <text:p text:style-name="P5">Display network: NO!</text:p>
      <text:p text:style-name="P5">locations: if your affiliate program/look is for us, then go for us</text:p>
      <text:p text:style-name="P2">Select Keywords: remember the Keywords? =&gt; Remove rest</text:p>
      <text:p text:style-name="P2">Type in in brackets: [best microphone for vocals] and add a few variations</text:p>
      <text:p text:style-name="P2">[best mic for vocals] </text:p>
      <text:p text:style-name="P2">[best vocal mic]</text:p>
      <text:p text:style-name="P2">Und noch mit "+" z.b.</text:p>
      <text:p text:style-name="P5">+best +microphone +vocals =&gt; if these words exists then show them</text:p>
      <text:p text:style-name="P5">Display path: spencertest/best-mic/vocals</text:p>
      <text:p text:style-name="P2">=&gt; create Ad, keyword selling word</text:p>
      <text:p text:style-name="P2">-Best mics for vocals</text:p>
      <text:p text:style-name="P2">-options for every Budget</text:p>
      <text:p text:style-name="P2">-side by side comparison</text:p>
      <text:p text:style-name="P2">-options for beginners/experts </text:p>
      <text:p text:style-name="P2">Dann anhängen für Position 1</text:p>
      <text:p text:style-name="P5">=&gt; Google wird das angehängte als erstes verwenden and then test the rest<text:line-break/></text:p>
      <text:p text:style-name="P2">Select descriptions:</text:p>
      <text:p text:style-name="P2">-Microphones for beginners and exists alike.</text:p>
      <text:p text:style-name="P2">-7 best microphones that are perfect for every Budget</text:p>
      <text:p text:style-name="P5">Best bang for your buck with vocal microphones</text:p>
      <text:p text:style-name="P5">=&gt; Google will test then and then select three best one<text:line-break/></text:p>
      <text:p text:style-name="P2">As new call it extensions:</text:p>
      <text:p text:style-name="P2">Beginner friendly options</text:p>
      <text:p text:style-name="P2">Exist friendly options</text:p>
      <text:p text:style-name="P5">4 or five of them</text:p>
      <text:p text:style-name="P5">=&gt; wenn bin Google low traffic expected: either add some keyword or it out either =&gt; Bei der Abgabe von Google wie viel clicks angeblich erwartet werden, sollte man nicht überbewerten. Da er bei einer Campagne 30 clicks pro Tag bekommt obwohl dort nur ein click angegeben ist</text:p>
      <text:p text:style-name="P5">=&gt; Publish campaign</text:p>
      <text:p text:style-name="P2">=&gt; Last words: maybe your first few won't run or you make less than you earn. That's why you need to test it. But you only need to find one good product. And then you can scale it!!!!</text:p>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02T23:19:34.209707678</dc:date>
    <meta:editing-duration>PT4H54M2S</meta:editing-duration>
    <meta:editing-cycles>36</meta:editing-cycles>
    <meta:generator>LibreOffice/6.4.7.2$Linux_X86_64 LibreOffice_project/40$Build-2</meta:generator>
    <meta:document-statistic meta:table-count="0" meta:image-count="0" meta:object-count="0" meta:page-count="3" meta:paragraph-count="68" meta:word-count="645" meta:character-count="3556" meta:non-whitespace-character-count="2970"/>
  </office:meta>
</office:document-meta>
</file>